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3.17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title">
      <style:graphic-properties fo:min-height="2.905cm"/>
    </style:style>
    <style:style style:name="P1" style:family="paragraph">
      <style:text-properties fo:font-size="27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ype Deduction in C++14</text:p>
          </draw:text-box>
        </draw:frame>
        <draw:frame presentation:style-name="pr2" draw:layer="layout" svg:width="25.2cm" svg:height="12.179cm" svg:x="1.4cm" svg:y="5cm" presentation:class="subtitle">
          <draw:text-box>
            <text:p>Type Deduction in C++14</text:p>
            <text:p>by David Stone</text:p>
            <text:p>david@doublewise.net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ype dedu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1" text:id="id1">Type deduction has existed since C</text:p>
              </text:list-item>
              <text:list-item>
                <text:p xml:id="id2" text:id="id2">Expanded with every version of the language</text:p>
              </text:list-item>
              <text:list-item>
                <text:p xml:id="id3" text:id="id3">Remove redundancy</text:p>
              </text:list-item>
              <text:list-item>
                <text:p xml:id="id4" text:id="id4">Improve safety</text:p>
              </text:list-item>
              <text:list-item>
                <text:p xml:id="id5" text:id="id5">Efficienc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amples of type dedu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6" text:id="id6">Temporary variables</text:p>
                <text:list>
                  <text:list-item>
                    <text:p xml:id="id7" text:id="id7">f() + g() + h(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amples of type dedu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8" text:id="id8">Converting (non-explicit) constructors</text:p>
              </text:list-item>
              <text:list-item>
                <text:p xml:id="id9" text:id="id9">Implicit conversion operators</text:p>
              </text:list-item>
              <text:list-item>
                <text:p xml:id="id10" text:id="id10">Overloaded functions</text:p>
              </text:list-item>
              <text:list-item>
                <text:p xml:id="id11" text:id="id11">f(x)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amples of type dedu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mplate parameters</text:p>
              </text:list-item>
              <text:list-item>
                <text:p>auto</text:p>
              </text:list-item>
              <text:list-item>
                <text:p>decltyp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amples of type comput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meta-functions like std::common_type_t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3.746cm" svg:height="2cm" svg:x="1.4cm" svg:y="1.6cm" presentation:class="title" presentation:user-transformed="true">
          <draw:text-box>
            <text:p xml:id="id12" text:id="id12">Value category: the type of typ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13" text:id="id13">prvalue == std::string</text:p>
                <text:list>
                  <text:list-item>
                    <text:p xml:id="id14" text:id="id14">Construct a temporary, return by value</text:p>
                  </text:list-item>
                </text:list>
              </text:list-item>
              <text:list-item>
                <text:p xml:id="id15" text:id="id15">lvalue == std::string &amp;, std::string const &amp;</text:p>
                <text:list>
                  <text:list-item>
                    <text:p xml:id="id16" text:id="id16">Use a named variable, return by lvalue reference</text:p>
                  </text:list-item>
                </text:list>
              </text:list-item>
              <text:list-item>
                <text:p xml:id="id17" text:id="id17">xvalue == std::string &amp;&amp;</text:p>
                <text:list>
                  <text:list-item>
                    <text:p xml:id="id18" text:id="id18">Only when returned from a function...</text:p>
                  </text:list-item>
                </text:list>
              </text:list-item>
              <text:list-item>
                <text:p xml:id="id19" text:id="id19">lvalue == std::string &amp;&amp;</text:p>
                <text:list>
                  <text:list-item>
                    <text:p xml:id="id20" text:id="id20">Used as a named variable, function parameters</text:p>
                  </text:list-item>
                </text:list>
              </text:list-item>
            </text:list>
          </draw:text-box>
        </draw:frame>
        <draw:frame presentation:style-name="pr4" draw:layer="layout" svg:width="23.746cm" svg:height="2cm" svg:x="1.4cm" svg:y="1.6cm" presentation:class="title" presentation:user-transformed="true">
          <draw:text-box>
            <text:p>Value categor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ut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21" text:id="id21">auto x = blah();</text:p>
                <text:list>
                  <text:list-item>
                    <text:p xml:id="id22" text:id="id22">x is never a reference</text:p>
                  </text:list-item>
                  <text:list-item>
                    <text:p xml:id="id23" text:id="id23">Can be a pointer</text:p>
                  </text:list-item>
                  <text:list-item>
                    <text:p xml:id="id24" text:id="id24">Can be a std::reference_wrapp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uto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uto &amp;&amp; x = blah();</text:p>
                <text:list>
                  <text:list-item>
                    <text:p>x is always a reference</text:p>
                  </text:list-item>
                  <text:list-item>
                    <text:p>const is deduced</text:p>
                  </text:list-item>
                  <text:list-item>
                    <text:p>Accepts anything</text:p>
                  </text:list-item>
                  <text:list-item>
                    <text:p>Turns "by value" (prvalue) into rvalue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uto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uto &amp; x = blah();</text:p>
                <text:list>
                  <text:list-item>
                    <text:p>Always an lvalue-reference</text:p>
                  </text:list-item>
                  <text:list-item>
                    <text:p>const is deduced</text:p>
                  </text:list-item>
                  <text:list-item>
                    <text:p>Will not bind to an r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uto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uto const &amp; x = blah();</text:p>
                <text:list>
                  <text:list-item>
                    <text:p>Always an lvalue-reference</text:p>
                  </text:list-item>
                  <text:list-item>
                    <text:p>Accepts anything</text:p>
                    <text:list>
                      <text:list-item>
                        <text:p>Will bind to an rvalue and extend life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ecltype(auto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ecltype(auto) x = blah();</text:p>
                <text:list>
                  <text:list-item>
                    <text:p>x is a reference if blah returns by reference</text:p>
                    <text:list>
                      <text:list-item>
                        <text:p>value category is deduced</text:p>
                      </text:list-item>
                    </text:list>
                  </text:list-item>
                  <text:list-item>
                    <text:p>const is deduc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ummar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25" text:id="id25">auto is type deduction by value</text:p>
              </text:list-item>
              <text:list-item>
                <text:p xml:id="id26" text:id="id26">auto &amp;&amp; is type deduction by reference</text:p>
              </text:list-item>
              <text:list-item>
                <text:p xml:id="id27" text:id="id27">Same as template arguments</text:p>
                <text:list>
                  <text:list-item>
                    <text:p xml:id="id28" text:id="id28">T vs. T &amp;&amp;</text:p>
                  </text:list-item>
                </text:list>
              </text:list-item>
              <text:list-item>
                <text:p xml:id="id29" text:id="id29">decltype(auto) is type deduction + reference deduction</text:p>
                <text:list>
                  <text:list-item>
                    <text:p xml:id="id30" text:id="id30">That bullet point is a li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dundancy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 xml:id="id31" text:id="id31">char const * ptr = reinterpret_cast&lt;char const *&gt;(&amp;x);</text:p>
            <text:p/>
            <text:p xml:id="id32" text:id="id32">std::vector&lt;int&gt; make_vector(std::size_t size) {</text:p>
            <text:p xml:id="id33" text:id="id33"><text:s text:c="4"/>return std::vector&lt;int&gt;(size);</text:p>
            <text:p xml:id="id34" text:id="id34"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dundancy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35" text:id="id35">int * ptr = malloc(sizeof(int));</text:p>
                <text:list>
                  <text:list-item>
                    <text:p xml:id="id36" text:id="id36">C version</text:p>
                  </text:list-item>
                </text:list>
              </text:list-item>
              <text:list-item>
                <text:p xml:id="id37" text:id="id37">int * ptr = malloc(sizeof(long));</text:p>
                <text:list>
                  <text:list-item>
                    <text:p xml:id="id38" text:id="id38">Works on Windows!</text:p>
                  </text:list-item>
                </text:list>
              </text:list-item>
              <text:list-item>
                <text:p xml:id="id39" text:id="id39">int * ptr = static_cast&lt;int *&gt;(malloc(sizeof(int)));</text:p>
                <text:list>
                  <text:list-item>
                    <text:p xml:id="id40" text:id="id40">"Bad" C++98</text:p>
                  </text:list-item>
                </text:list>
              </text:list-item>
              <text:list-item>
                <text:p xml:id="id41" text:id="id41">int * ptr = new int;</text:p>
                <text:list>
                  <text:list-item>
                    <text:p xml:id="id42" text:id="id42">Better</text:p>
                  </text:list-item>
                </text:list>
              </text:list-item>
              <text:list-item>
                <text:p xml:id="id43" text:id="id43">auto ptr = std::make_unique&lt;int&gt;()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on't Repeat Yourself (DRY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44" text:id="id44">Good type deduction lets you say what you mean exactly once</text:p>
              </text:list-item>
              <text:list-item>
                <text:p xml:id="id45" text:id="id45">With type deduction, we can build powerful, reusable abstrac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owerful abstraction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46" text:id="id46">If one feature can do everything another feature can, plus more, the weaker feature is useless</text:p>
                <text:list>
                  <text:list-item>
                    <text:p xml:id="id47" text:id="id47">Why have two ways to do the same thing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s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48" text:id="id48">C-style cast</text:p>
                <text:list>
                  <text:list-item>
                    <text:p xml:id="id49" text:id="id49">static_cast</text:p>
                  </text:list-item>
                  <text:list-item>
                    <text:p xml:id="id50" text:id="id50">const_cast</text:p>
                  </text:list-item>
                  <text:list-item>
                    <text:p xml:id="id51" text:id="id51">reinterpret_cast</text:p>
                  </text:list-item>
                  <text:list-item>
                    <text:p xml:id="id52" text:id="id52">And more!</text:p>
                  </text:list-item>
                </text:list>
              </text:list-item>
              <text:list-item>
                <text:p xml:id="id53" text:id="id53">Yet we still have (and want) the C++ casts</text:p>
              </text:list-item>
              <text:list-item>
                <text:p xml:id="id54" text:id="id54">Safe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ush_back vs. emplace_back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55" text:id="id55">push_back will copy or move the object</text:p>
              </text:list-item>
              <text:list-item>
                <text:p xml:id="id56" text:id="id56">emplace_back constructs the object in place</text:p>
                <text:list>
                  <text:list-item>
                    <text:p xml:id="id57" text:id="id57">Accepts any number of arguments and forwards</text:p>
                  </text:list-item>
                </text:list>
              </text:list-item>
              <text:list-item>
                <text:p xml:id="id58" text:id="id58">v.push_back(Thing(5, "pizza"));</text:p>
              </text:list-item>
              <text:list-item>
                <text:p xml:id="id59" text:id="id59">v.emplace_back(5, "pizza");</text:p>
              </text:list-item>
              <text:list-item>
                <text:p xml:id="id60" text:id="id60">v.push_back({5, "pizza"});</text:p>
              </text:list-item>
              <text:list-item>
                <text:p xml:id="id61" text:id="id61">What if there is only one argument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ush_back vs. emplace_back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62" text:id="id62">push_back will only call implicit constructors</text:p>
              </text:list-item>
              <text:list-item>
                <text:p xml:id="id63" text:id="id63">emplace_back will call explicit constructo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ush_back vs. emplace_back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 xml:id="id64" text:id="id64">std::vector&lt;std::unique_ptr&lt;int&gt;&gt; v;</text:p>
            <text:p xml:id="id65" text:id="id65">int a = 5;</text:p>
            <text:p xml:id="id66" text:id="id66">v.emplace_back(&amp;a); // compiles</text:p>
            <text:p xml:id="id67" text:id="id67">v.push_back(&amp;a); // does not compi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dundancy</text:p>
          </draw:text-box>
        </draw:frame>
        <draw:frame presentation:style-name="pr5" draw:layer="layout" svg:width="25.2cm" svg:height="12.179cm" svg:x="1.4cm" svg:y="5cm" presentation:class="outline">
          <draw:text-box>
            <text:p xml:id="id68" text:id="id68">useful_type_information value = some_function();</text:p>
            <text:p xml:id="id69" text:id="id69">auto value = some_function();</text:p>
            <text:p/>
            <text:p xml:id="id70" text:id="id70">std::vector&lt;Customer&gt; v = some_function();</text:p>
            <text:p xml:id="id71" text:id="id71">auto customers = some_function();</text:p>
            <text:p/>
            <text:p xml:id="id72" text:id="id72">double thrust = calculate_thrust()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Why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73" text:id="id73">What it means vs. what you want it to mean</text:p>
              </text:list-item>
              <text:list-item>
                <text:p xml:id="id74" text:id="id74">int16_t BH = calculate_horizontal_bias();</text:p>
              </text:list-item>
              <text:list-item>
                <text:p xml:id="id75" text:id="id75">auto BH = cast&lt;int16_t&gt;(calculate_horizontal_bias());</text:p>
              </text:list-item>
              <text:list-item>
                <text:p xml:id="id76" text:id="id76">auto BH = calculate_horizontal_bias();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turn type dedu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uto f() { return 5; }</text:p>
              </text:list-item>
              <text:list-item>
                <text:p>decltype(auto) g() { return 5; }</text:p>
              </text:list-item>
              <text:list-item>
                <text:p>auto &amp;&amp; h() { return 5; } // dangling referenc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turn type deduction: ques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uto a() { return "a"; }</text:p>
                <text:list>
                  <text:list-item>
                    <text:p>char const *</text:p>
                  </text:list-item>
                  <text:list-item>
                    <text:p>char const (&amp;)[2]</text:p>
                  </text:list-item>
                  <text:list-item>
                    <text:p>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turn type deduction: answe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uto a() { return "a"; }</text:p>
                <text:list>
                  <text:list-item>
                    <text:p>char const *</text:p>
                    <text:p/>
                    <text:p/>
                  </text:list-item>
                </text:list>
              </text:list-item>
              <text:list-item>
                <text:p>Arrays cannot be passed by value</text:p>
                <text:list>
                  <text:list-item>
                    <text:p>Decay to pointer to first e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turn type deduction: ques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uto &amp;&amp; b() { return "b"; }</text:p>
                <text:list>
                  <text:list-item>
                    <text:p>char const *</text:p>
                  </text:list-item>
                  <text:list-item>
                    <text:p>char const (&amp;)[2]</text:p>
                  </text:list-item>
                  <text:list-item>
                    <text:p>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turn type deduction: answe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uto &amp;&amp; b() { return "b"; }</text:p>
                <text:list>
                  <text:list-header>
                    <text:p/>
                  </text:list-header>
                  <text:list-item>
                    <text:p>char const (&amp;)[2]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turn type deduction: questio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cltype(auto) c() { return "c"; }</text:p>
                <text:list>
                  <text:list-item>
                    <text:p>char const *</text:p>
                  </text:list-item>
                  <text:list-item>
                    <text:p>char const (&amp;)[2]</text:p>
                  </text:list-item>
                  <text:list-item>
                    <text:p>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eturn type deduction: answe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cltype(auto) c() { return "c"; }</text:p>
                <text:list>
                  <text:list-header>
                    <text:p/>
                  </text:list-header>
                  <text:list-item>
                    <text:p>char const (&amp;)[2]</text:p>
                    <text:p/>
                  </text:list-item>
                </text:list>
              </text:list-item>
              <text:list-item>
                <text:p>decltype(auto) is the type as declare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tring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 xml:id="id77" text:id="id77">struct S {</text:p>
            <text:p xml:id="id78" text:id="id78"><text:s text:c="4"/>S(std::string const &amp; s): data(s){}</text:p>
            <text:p xml:id="id79" text:id="id79"><text:s text:c="4"/></text:p>
            <text:p xml:id="id80" text:id="id80"><text:s text:c="4"/>std::string const &amp; data;</text:p>
            <text:p xml:id="id81" text:id="id81">};</text:p>
            <text:p xml:id="id82" text:id="id82">auto const hi = "Hi";</text:p>
            <text:p xml:id="id83" text:id="id83">S s(hi);</text:p>
            <text:p xml:id="id84" text:id="id84">S s2("Hi")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eleting bad overload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struct S {</text:p>
            <text:p><text:s text:c="4"/>S(std::string const &amp; s): data(s){}</text:p>
            <text:p><text:s text:c="4"/>S(std::string &amp;&amp;) = delete;</text:p>
            <text:p><text:s text:c="4"/>std::string const &amp; data;</text:p>
            <text:p>};</text:p>
            <text:p>auto const hi = "Hi";</text:p>
            <text:p>S s(hi);</text:p>
            <text:p>S s2("Hi");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Deleting bad overloads</text:p>
          </draw:text-box>
        </draw:frame>
        <draw:frame presentation:style-name="pr5" draw:layer="layout" svg:width="25.2cm" svg:height="15.32cm" svg:x="1.4cm" svg:y="5cm" presentation:class="outline" presentation:user-transformed="true">
          <draw:text-box>
            <text:p>template&lt;typename T&gt;</text:p>
            <text:p>S(T &amp;&amp; s): data(s) {</text:p>
            <text:p xml:id="id85" text:id="id85"><text:s text:c="4"/>static_assert(</text:p>
            <text:p xml:id="id86" text:id="id86"><text:s text:c="8"/>std::is_lvalue_reference&lt;T &amp;&amp;&gt;::value,</text:p>
            <text:p xml:id="id87" text:id="id87"><text:s text:c="8"/>"No temporaries."</text:p>
            <text:p xml:id="id88" text:id="id88"><text:s text:c="4"/>);</text:p>
            <text:p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ember function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89" text:id="id89">struct S { std::string m; };</text:p>
              </text:list-item>
              <text:list-item>
                <text:p xml:id="id90" text:id="id90">auto S::a() { return m; }</text:p>
                <text:list>
                  <text:list-item>
                    <text:p xml:id="id91" text:id="id91">std::string</text:p>
                  </text:list-item>
                </text:list>
              </text:list-item>
              <text:list-item>
                <text:p xml:id="id92" text:id="id92">auto &amp;&amp; S::b() { return m; }</text:p>
                <text:list>
                  <text:list-item>
                    <text:p xml:id="id93" text:id="id93">std::string &amp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ember functions, ref qualifier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94" text:id="id94">struct S { std::string m; };</text:p>
              </text:list-item>
              <text:list-item>
                <text:p xml:id="id95" text:id="id95">decltype(auto) S::f() const &amp; { return m; }</text:p>
                <text:list>
                  <text:list-item>
                    <text:p xml:id="id96" text:id="id96">std::string</text:p>
                  </text:list-item>
                </text:list>
              </text:list-item>
              <text:list-item>
                <text:p xml:id="id97" text:id="id97">decltype(auto) S::g() &amp; { return m; }</text:p>
                <text:list>
                  <text:list-item>
                    <text:p xml:id="id98" text:id="id98">std::string</text:p>
                  </text:list-item>
                </text:list>
              </text:list-item>
              <text:list-item>
                <text:p xml:id="id99" text:id="id99">decltype(auto) S::h() &amp;&amp; { return m; }</text:p>
                <text:list>
                  <text:list-item>
                    <text:p xml:id="id100" text:id="id100">std::str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2T1">
        <office:forms form:automatic-focus="false" form:apply-design-mode="false"/>
        <draw:frame presentation:style-name="pr4" draw:layer="layout" svg:width="23.238cm" svg:height="2cm" svg:x="1.4cm" svg:y="1.6cm" presentation:class="title" presentation:user-transformed="true">
          <draw:text-box>
            <text:p>Turn a variable into an express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 &amp; f();</text:p>
              </text:list-item>
              <text:list-item>
                <text:p>decltype(f().m) == std::string</text:p>
              </text:list-item>
              <text:list-item>
                <text:p>decltype((f().m)) == std::string &amp;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2T1">
        <office:forms form:automatic-focus="false" form:apply-design-mode="false"/>
        <draw:frame presentation:style-name="pr4" draw:layer="layout" svg:width="23.238cm" svg:height="2cm" svg:x="1.4cm" svg:y="1.6cm" presentation:class="title" presentation:user-transformed="true">
          <draw:text-box>
            <text:p>Turn a variable into an express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 const &amp; f();</text:p>
              </text:list-item>
              <text:list-item>
                <text:p>decltype(f().m) == std::string</text:p>
              </text:list-item>
              <text:list-item>
                <text:p>decltype((f().m)) == std::string const &amp;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2T1">
        <office:forms form:automatic-focus="false" form:apply-design-mode="false"/>
        <draw:frame presentation:style-name="pr4" draw:layer="layout" svg:width="23.238cm" svg:height="2cm" svg:x="1.4cm" svg:y="1.6cm" presentation:class="title" presentation:user-transformed="true">
          <draw:text-box>
            <text:p>Turn a variable into an express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 &amp;&amp; f();</text:p>
              </text:list-item>
              <text:list-item>
                <text:p>decltype(f().m) == std::string</text:p>
              </text:list-item>
              <text:list-item>
                <text:p>decltype((f().m)) == std::string &amp;&amp;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2T1">
        <office:forms form:automatic-focus="false" form:apply-design-mode="false"/>
        <draw:frame presentation:style-name="pr4" draw:layer="layout" svg:width="23.238cm" svg:height="2cm" svg:x="1.4cm" svg:y="1.6cm" presentation:class="title" presentation:user-transformed="true">
          <draw:text-box>
            <text:p>Turn a variable into an express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 f();</text:p>
              </text:list-item>
              <text:list-item>
                <text:p>decltype(f().m) == std::string</text:p>
              </text:list-item>
              <text:list-item>
                <text:p>decltype((f().m)) == std::string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ember functions, ref qualifier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101" text:id="id101">struct S { std::string m; };</text:p>
              </text:list-item>
              <text:list-item>
                <text:p xml:id="id102" text:id="id102">auto &amp;&amp; S::c() const &amp; { return m; }</text:p>
                <text:list>
                  <text:list-item>
                    <text:p xml:id="id103" text:id="id103">std::string const &amp;</text:p>
                  </text:list-item>
                </text:list>
              </text:list-item>
              <text:list-item>
                <text:p xml:id="id104" text:id="id104">auto &amp;&amp; S::d() &amp; { return m; }</text:p>
                <text:list>
                  <text:list-item>
                    <text:p xml:id="id105" text:id="id105">std::string &amp;</text:p>
                  </text:list-item>
                </text:list>
              </text:list-item>
              <text:list-item>
                <text:p xml:id="id106" text:id="id106">auto &amp;&amp; S::e() &amp;&amp; { return m; }</text:p>
                <text:list>
                  <text:list-item>
                    <text:p xml:id="id107" text:id="id107">std::string &amp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he cautious committe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 xml:id="id108" text:id="id108">string f(string s) { return s; }</text:p>
            <text:p xml:id="id109" text:id="id109">string g(string &amp;&amp; s) { return s; }</text:p>
            <text:p/>
            <text:p xml:id="id110" text:id="id110">unique_ptr&lt;int&gt; f(unique_ptr&lt;int&gt; p) { return p; }</text:p>
            <text:p xml:id="id111" text:id="id111">unique_ptr&lt;int&gt; g(unique_ptr&lt;int&gt; &amp;&amp; p) { return p; }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ember functions, ref qualifier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truct S { std::string m; };</text:p>
              </text:list-item>
              <text:list-item>
                <text:p>auto &amp;&amp; S::e() &amp;&amp; { return std::move(m); }</text:p>
                <text:list>
                  <text:list-item>
                    <text:p>std::string &amp;&amp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.762cm" svg:height="2cm" svg:x="1.4cm" svg:y="1.6cm" presentation:class="title" presentation:user-transformed="true">
          <draw:text-box>
            <text:p>Forwarding function parameter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 xml:id="id112" text:id="id112">template&lt;typename T&gt;</text:p>
            <text:p xml:id="id113" text:id="id113">decltype(auto) parameter(T &amp;&amp; x) {</text:p>
            <text:p xml:id="id114" text:id="id114"><text:s text:c="4"/>return std::forward&lt;T&gt;(x);</text:p>
            <text:p xml:id="id115" text:id="id115">}</text:p>
            <text:p xml:id="id116" text:id="id116">template&lt;typename T&gt;</text:p>
            <text:p xml:id="id117" text:id="id117">auto &amp;&amp; parameter(T &amp;&amp; x) {</text:p>
            <text:p xml:id="id118" text:id="id118"><text:s text:c="4"/>return std::forward&lt;T&gt;(x);</text:p>
            <text:p xml:id="id119" text:id="id119"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2T1">
        <office:forms form:automatic-focus="false" form:apply-design-mode="false"/>
        <draw:frame presentation:style-name="pr4" draw:layer="layout" svg:width="24.762cm" svg:height="2cm" svg:x="1.4cm" svg:y="1.6cm" presentation:class="title" presentation:user-transformed="true">
          <draw:text-box>
            <text:p>Forwarding function parameter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 xml:id="id120" text:id="id120">template&lt;typename T&gt;</text:p>
            <text:p xml:id="id121" text:id="id121">decltype(auto) variable(T &amp;&amp; x) {</text:p>
            <text:p xml:id="id122" text:id="id122"><text:s text:c="4"/>return (std::forward&lt;T&gt;(x).member);</text:p>
            <text:p xml:id="id123" text:id="id123">}</text:p>
            <text:p xml:id="id124" text:id="id124">template&lt;typename T&gt;</text:p>
            <text:p xml:id="id125" text:id="id125">auto &amp;&amp; variable(T &amp;&amp; x) {</text:p>
            <text:p xml:id="id126" text:id="id126"><text:s text:c="4"/>return std::forward&lt;T&gt;(x).member;</text:p>
            <text:p xml:id="id127" text:id="id127">}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.762cm" svg:height="2cm" svg:x="1.4cm" svg:y="1.6cm" presentation:class="title" presentation:user-transformed="true">
          <draw:text-box>
            <text:p>Forwarding function parameter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template&lt;typename T&gt;</text:p>
            <text:p>decltype(auto) member(T &amp;&amp; x) {</text:p>
            <text:p><text:tab/>return std::forward&lt;T&gt;(x).member();</text:p>
            <text:p>}</text:p>
          </draw:text-box>
        </draw:frame>
        <presentation:notes draw:style-name="dp2">
          <draw:page-thumbnail draw:style-name="gr1" draw:layer="layout" svg:width="13.108cm" svg:height="8.993cm" svg:x="4.24cm" svg:y="2.351cm" draw:page-number="4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structor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struct S {</text:p>
            <text:p><text:s text:c="4"/>S() = default;</text:p>
            <text:p/>
            <text:p><text:s text:c="4"/>template&lt;typename T&gt;</text:p>
            <text:p><text:s text:c="4"/>S(T &amp;&amp; x) { cout &lt;&lt; "Hi there!\n"; }</text:p>
            <text:p>};</text:p>
            <text:p>S s1;</text:p>
            <text:p>S s2(s1);</text:p>
          </draw:text-box>
        </draw:frame>
        <presentation:notes draw:style-name="dp2">
          <draw:page-thumbnail draw:style-name="gr1" draw:layer="layout" svg:width="13.108cm" svg:height="8.993cm" svg:x="4.24cm" svg:y="2.351cm" draw:page-number="4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structor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struct S {</text:p>
            <text:p><text:s text:c="4"/>S() = default;</text:p>
            <text:p><text:s text:c="4"/>S(S const &amp;) = default;</text:p>
            <text:p><text:s text:c="4"/>template&lt;typename T&gt;</text:p>
            <text:p><text:s text:c="4"/>S(T &amp;&amp; x) { cout &lt;&lt; "Hi there!\n"; }</text:p>
            <text:p>};</text:p>
            <text:p>S s1;</text:p>
            <text:p>S s2(s1);</text:p>
          </draw:text-box>
        </draw:frame>
        <presentation:notes draw:style-name="dp2">
          <draw:page-thumbnail draw:style-name="gr1" draw:layer="layout" svg:width="13.108cm" svg:height="8.993cm" svg:x="4.24cm" svg:y="2.351cm" draw:page-number="4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nstructor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struct S {</text:p>
            <text:p><text:s text:c="4"/>S() = default;</text:p>
            <text:p><text:s text:c="4"/>S(S const &amp;) = default;</text:p>
            <text:p><text:s text:c="4"/>template&lt;typename T = S &amp;&gt;</text:p>
            <text:p><text:s text:c="4"/>S(T &amp;&amp; x) { cout &lt;&lt; "Hi there!\n"; }</text:p>
            <text:p>};</text:p>
            <text:p>S s1;</text:p>
            <text:p>S s2(s1);</text:p>
          </draw:text-box>
        </draw:frame>
        <presentation:notes draw:style-name="dp2">
          <draw:page-thumbnail draw:style-name="gr1" draw:layer="layout" svg:width="13.108cm" svg:height="8.993cm" svg:x="4.24cm" svg:y="2.351cm" draw:page-number="4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structor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128" text:id="id128">T &amp;&amp; can "hide" copy constructor when T is deduced as S &amp; instead of S const &amp;</text:p>
              </text:list-item>
              <text:list-item>
                <text:p xml:id="id129" text:id="id129">S &amp; &amp;&amp; =&gt; S &amp;</text:p>
                <text:list>
                  <text:list-item>
                    <text:p xml:id="id130" text:id="id130">"Reference collapsing"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4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educed contex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131" text:id="id131">auto &amp;&amp;</text:p>
                <text:list>
                  <text:list-item>
                    <text:p xml:id="id132" text:id="id132">Deduced</text:p>
                  </text:list-item>
                </text:list>
              </text:list-item>
              <text:list-item>
                <text:p xml:id="id133" text:id="id133">template&lt;typename T&gt; void f(T &amp;&amp;)</text:p>
                <text:list>
                  <text:list-item>
                    <text:p xml:id="id134" text:id="id134">Deduced</text:p>
                  </text:list-item>
                </text:list>
              </text:list-item>
              <text:list-item>
                <text:p xml:id="id135" text:id="id135">template&lt;typename T&gt; void g(std::vector&lt;T&gt; &amp;&amp;)</text:p>
                <text:list>
                  <text:list-item>
                    <text:p xml:id="id136" text:id="id136">Not deduced</text:p>
                  </text:list-item>
                  <text:list-item>
                    <text:p xml:id="id137" text:id="id137">Rvalue reference on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5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td::array vs. C-array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138" text:id="id138">std::array&lt;int, 4&gt; a{ 2, 3, 5, 7 };</text:p>
              </text:list-item>
              <text:list-item>
                <text:p xml:id="id139" text:id="id139">int b[4]{ 2, 3, 5, 7 };</text:p>
              </text:list-item>
              <text:list-item>
                <text:p xml:id="id140" text:id="id140">int c[]{ 2, 3, 5, 7 };</text:p>
              </text:list-item>
              <text:list-item>
                <text:p xml:id="id141" text:id="id141">C code has more type deduction than C++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5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ke_array</text:p>
          </draw:text-box>
        </draw:frame>
        <draw:frame presentation:style-name="pr5" draw:layer="layout" svg:width="25.2cm" svg:height="12.179cm" svg:x="1.4cm" svg:y="5cm" presentation:class="outline">
          <draw:text-box>
            <text:p xml:id="id142" text:id="id142">template&lt;typename T, typename... Ts&gt;</text:p>
            <text:p xml:id="id143" text:id="id143">constexpr auto make_array(Ts &amp;&amp; ... args) {</text:p>
            <text:p xml:id="id144" text:id="id144"><text:s text:c="4"/>array&lt;T, sizeof...(Ts)&gt;{</text:p>
            <text:p xml:id="id145" text:id="id145"><text:s text:c="8"/>forward&lt;Ts&gt;(args)...</text:p>
            <text:p xml:id="id146" text:id="id146"><text:s text:c="4"/>};</text:p>
            <text:p xml:id="id147" text:id="id147">}</text:p>
            <text:p xml:id="id148" text:id="id148">auto array = make_array&lt;int&gt;(1, 3, 3, 7);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5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ulti-dimensional array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int d[][2] { { 2, 7 }, { 1, 8 } };</text:p>
            <text:p>auto e = make_array&lt;array&lt;int, 2&gt;&gt;(</text:p>
            <text:p><text:s text:c="4"/>make_array(2, 7),</text:p>
            <text:p><text:s text:c="4"/>make_array(1, 8)</text:p>
            <text:p>);</text:p>
          </draw:text-box>
        </draw:frame>
        <presentation:notes draw:style-name="dp2">
          <draw:page-thumbnail draw:style-name="gr1" draw:layer="layout" svg:width="13.108cm" svg:height="8.993cm" svg:x="4.24cm" svg:y="2.351cm" draw:page-number="53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2T1">
        <draw:frame presentation:style-name="pr4" draw:layer="layout" svg:width="23.492cm" svg:height="2cm" svg:x="1.4cm" svg:y="1.6cm" presentation:class="title" presentation:user-transformed="true">
          <draw:text-box>
            <text:p>Ideal multi-dimensional make_array</text:p>
          </draw:text-box>
        </draw:frame>
        <draw:frame presentation:style-name="pr5" draw:layer="layout" svg:width="25.2cm" svg:height="12.179cm" svg:x="1.4cm" svg:y="5cm" presentation:class="outline">
          <draw:text-box>
            <text:p>auto cool = make_array&lt;string, 3&gt;(</text:p>
            <text:p><text:s text:c="4"/>"Hero", "of", "Canton",</text:p>
            <text:p><text:s text:c="4"/>"man", "called", "Jayne"</text:p>
            <text:p>);</text:p>
            <text:p/>
            <text:p>cool == array&lt;array&lt;string, 3&gt;, 2&gt;</text:p>
          </draw:text-box>
        </draw:frame>
        <presentation:notes draw:style-name="dp2">
          <draw:page-thumbnail draw:style-name="gr1" draw:layer="layout" svg:width="13.108cm" svg:height="8.993cm" svg:x="4.24cm" svg:y="2.351cm" draw:page-number="5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ulti_dimensional_array</text:p>
          </draw:text-box>
        </draw:frame>
        <draw:frame presentation:style-name="pr5" draw:layer="layout" svg:width="25.2cm" svg:height="15.066cm" svg:x="1.4cm" svg:y="5cm" presentation:class="outline" presentation:user-transformed="true">
          <draw:text-box>
            <text:p>template&lt;typename T, size_t dim, size_t... dims&gt;</text:p>
            <text:p>struct multi_dimensional_array {</text:p>
            <text:p><text:s text:c="4"/>using type = array&lt;typename multi_dimensional_array&lt;T, dims...&gt;::type, dim&gt;;</text:p>
            <text:p>};</text:p>
            <text:p>template&lt;typename T, size_t dim&gt;</text:p>
            <text:p>struct multi_dimensional_array&lt;T, dim&gt; {</text:p>
            <text:p><text:s text:c="4"/>using type = array&lt;T, dim&gt;;</text:p>
            <text:p>};</text:p>
          </draw:text-box>
        </draw:frame>
        <presentation:notes draw:style-name="dp2">
          <draw:page-thumbnail draw:style-name="gr1" draw:layer="layout" svg:width="13.108cm" svg:height="8.993cm" svg:x="4.24cm" svg:y="2.351cm" draw:page-number="5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ulti_dimensional_array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template&lt;typename T, size_t... dimensions&gt;</text:p>
            <text:p>using multi_dimensional_array_t = typename multi_dimensional_array&lt;T, dimensions...&gt;::type;</text:p>
            <text:p/>
            <text:p>// alias template, "template typedef"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5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ulti_dimensional_array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 xml:id="id149" text:id="id149">array&lt;array&lt;array&lt;int, 5&gt;, 4&gt;, 3&gt;</text:p>
            <text:p xml:id="id150" text:id="id150">typename multi_dimensional_array&lt;int, 3, 4, 5&gt;::type</text:p>
            <text:p xml:id="id151" text:id="id151">multi_dimensional_array_t&lt;int, 3, 4, 5&gt;</text:p>
            <text:p xml:id="id152" text:id="id152">int [3][4][5]</text:p>
            <text:p xml:id="id153" text:id="id153">array&lt;int, 3, 4, 5&gt;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5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ake_array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template&lt;typename T, size_t... dims, typename... Ts&gt;</text:p>
            <text:p>constexpr auto make_array(Ts &amp;&amp; ... args) {</text:p>
            <text:p><text:s text:c="4"/>return multi_dimensional_array_t&lt;</text:p>
            <text:p><text:s text:c="8"/>T,</text:p>
            <text:p><text:s text:c="8"/>final_dimension&lt;sizeof...(Ts), dims...&gt;::value,</text:p>
            <text:p><text:s text:c="8"/>dims...</text:p>
            <text:p><text:s text:c="4"/>&gt;{ std::forward&lt;Ts&gt;(args)... };</text:p>
            <text:p>}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58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he final dimension</text:p>
          </draw:text-box>
        </draw:frame>
        <draw:frame presentation:style-name="pr5" draw:layer="layout" svg:width="25.2cm" svg:height="15.574cm" svg:x="1.4cm" svg:y="5cm" presentation:class="outline" presentation:user-transformed="true">
          <draw:text-box>
            <text:p>template&lt;size_t n, size_t... dims&gt;</text:p>
            <text:p>struct final_dimension {</text:p>
            <text:p><text:s text:c="4"/>static_assert(</text:p>
            <text:p><text:s text:c="8"/>n % product&lt;dims...&gt; == 0,</text:p>
            <text:p><text:s text:c="8"/>"Unable to deduce final dimension."</text:p>
            <text:p><text:s text:c="4"/>);</text:p>
            <text:p><text:s text:c="4"/>static constexpr size_t value = n / product&lt;dims...&gt;;</text:p>
            <text:p>};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5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Variadic product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template&lt;size_t... xs&gt;</text:p>
            <text:p>constexpr size_t product = 1;</text:p>
            <text:p>template&lt;size_t x, size_t... xs&gt;</text:p>
            <text:p>constexpr size_t product&lt;x, xs...&gt; = x * product&lt;xs...&gt;;</text:p>
          </draw:text-box>
        </draw:frame>
        <presentation:notes draw:style-name="dp2">
          <draw:page-thumbnail draw:style-name="gr1" draw:layer="layout" svg:width="13.108cm" svg:height="8.993cm" svg:x="4.24cm" svg:y="2.351cm" draw:page-number="60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he final dimension (C++17)</text:p>
          </draw:text-box>
        </draw:frame>
        <draw:frame presentation:style-name="pr5" draw:layer="layout" svg:width="25.2cm" svg:height="15.066cm" svg:x="1.4cm" svg:y="5cm" presentation:class="outline" presentation:user-transformed="true">
          <draw:text-box>
            <text:p>template&lt;size_t n, size_t... dims&gt;</text:p>
            <text:p>struct final_dimension {</text:p>
            <text:p><text:s text:c="4"/>static_assert(</text:p>
            <text:p><text:s text:c="8"/>n % (dims * ...) == 0,</text:p>
            <text:p><text:s text:c="8"/>"Unable to deduce final dimension."</text:p>
            <text:p><text:s text:c="4"/>);</text:p>
            <text:p><text:s text:c="4"/>static constexpr size_t value = n / (dims * ...);</text:p>
            <text:p>};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6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make_array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template&lt;typename T, size_t... dims, typename... Ts&gt;</text:p>
            <text:p>constexpr auto make_array(Ts &amp;&amp; ... args) {</text:p>
            <text:p><text:s text:c="4"/>return multi_dimensional_array_t&lt;</text:p>
            <text:p><text:s text:c="8"/>T,</text:p>
            <text:p><text:s text:c="8"/>final_dimension&lt;sizeof...(Ts), dims...&gt;::value,</text:p>
            <text:p><text:s text:c="8"/>dims...</text:p>
            <text:p><text:s text:c="4"/>&gt;{ std::forward&lt;Ts&gt;(args)... };</text:p>
            <text:p>}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62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“As good as C!”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154" text:id="id154">Not exactly a high benchmark</text:p>
              </text:list-item>
              <text:list-item>
                <text:p xml:id="id155" text:id="id155">Can we do bett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6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d::common_typ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156" text:id="id156">Metafunction</text:p>
                <text:list>
                  <text:list-item>
                    <text:p xml:id="id157" text:id="id157">Function-like thing that operates on types instead of values</text:p>
                  </text:list-item>
                </text:list>
              </text:list-item>
              <text:list-item>
                <text:p xml:id="id158" text:id="id158">Returns a type that all arguments can be implicitly converted t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64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d::common_typ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xml:id="id159" text:id="id159">common_type_t&lt;int, long&gt;</text:p>
                <text:list>
                  <text:list-item>
                    <text:p xml:id="id160" text:id="id160">long</text:p>
                  </text:list-item>
                </text:list>
              </text:list-item>
              <text:list-item>
                <text:p xml:id="id161" text:id="id161">common_type_t&lt;int const, int&gt;</text:p>
                <text:list>
                  <text:list-item>
                    <text:p xml:id="id162" text:id="id162">int</text:p>
                  </text:list-item>
                </text:list>
              </text:list-item>
              <text:list-item>
                <text:p xml:id="id163" text:id="id163">common_type_t&lt;int volatile &amp;, int volatile &amp;&gt;</text:p>
                <text:list>
                  <text:list-item>
                    <text:p xml:id="id164" text:id="id164">int</text:p>
                  </text:list-item>
                </text:list>
              </text:list-item>
              <text:list-item>
                <text:p xml:id="id165" text:id="id165">Arguments are decayed</text:p>
                <text:list>
                  <text:list-item>
                    <text:p xml:id="id166" text:id="id166">Kind of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6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Deduce the type</text:p>
          </draw:text-box>
        </draw:frame>
        <draw:frame presentation:style-name="pr5" draw:layer="layout" svg:width="25.2cm" svg:height="14.812cm" svg:x="1.4cm" svg:y="5cm" presentation:class="outline" presentation:user-transformed="true">
          <draw:text-box>
            <text:p>template&lt;size_t... dims, typename... Ts&gt;</text:p>
            <text:p>constexpr auto make_array(Ts &amp;&amp; ... args) {</text:p>
            <text:p><text:s text:c="4"/>return multi_dimensional_array&lt;</text:p>
            <text:p><text:s text:c="8"/>std::common_type_t&lt;std::decay_t&lt;Ts&gt;...&gt;,</text:p>
            <text:p><text:s text:c="8"/>final_dimension&lt;sizeof...(Ts), dims...&gt;::value,</text:p>
            <text:p><text:s text:c="8"/>dims...</text:p>
            <text:p><text:s text:c="4"/>&gt;{ std::forward&lt;Ts&gt;(args)... };</text:p>
            <text:p>}</text:p>
          </draw:text-box>
        </draw:frame>
        <presentation:notes draw:style-name="dp2">
          <draw:page-thumbnail draw:style-name="gr1" draw:layer="layout" svg:width="13.108cm" svg:height="8.993cm" svg:x="4.24cm" svg:y="2.351cm" draw:page-number="6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verloading function template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template&lt;typename T&gt;</text:p>
            <text:p>bool f() { return true; }</text:p>
            <text:p/>
            <text:p>template&lt;int n&gt;</text:p>
            <text:p>string f() { return "Ahhhhhh!"; }</text:p>
            <text:p/>
            <text:p>f&lt;long&gt;();</text:p>
            <text:p>f&lt;7&gt;();</text:p>
          </draw:text-box>
        </draw:frame>
        <presentation:notes draw:style-name="dp2">
          <draw:page-thumbnail draw:style-name="gr1" draw:layer="layout" svg:width="13.108cm" svg:height="8.993cm" svg:x="4.24cm" svg:y="2.351cm" draw:page-number="6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2T1">
        <draw:frame presentation:style-name="pr4" draw:layer="layout" svg:width="21.714cm" svg:height="2cm" svg:x="1.4cm" svg:y="1.6cm" presentation:class="title" presentation:user-transformed="true">
          <draw:text-box>
            <text:p>Implementation of common_typ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template&lt;typename T, typename U&gt;</text:p>
            <text:p>struct common_type {</text:p>
            <text:p><text:s text:c="4"/>using type = decay_t&lt;decltype(true ?</text:p>
            <text:p><text:s text:c="8"/>std::declval&lt;T&gt;() :</text:p>
            <text:p><text:s text:c="8"/>std::declval&lt;U&gt;()</text:p>
            <text:p><text:s text:c="4"/>)&gt;;</text:p>
            <text:p>};</text:p>
          </draw:text-box>
        </draw:frame>
        <presentation:notes draw:style-name="dp2">
          <draw:page-thumbnail draw:style-name="gr1" draw:layer="layout" svg:width="13.108cm" svg:height="8.993cm" svg:x="4.24cm" svg:y="2.351cm" draw:page-number="6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pecializations of common_type</text:p>
          </draw:text-box>
        </draw:frame>
        <draw:frame presentation:style-name="pr5" draw:layer="layout" svg:width="25.2cm" svg:height="12.179cm" svg:x="1.4cm" svg:y="5cm" presentation:class="outline">
          <draw:text-box>
            <text:p>template&lt;&gt;</text:p>
            <text:p>struct common_type&lt;MyType, MyOtherType&gt; {</text:p>
            <text:p><text:s text:c="4"/>using type = MoreGeneralType;</text:p>
            <text:p>};</text:p>
          </draw:text-box>
        </draw:frame>
        <presentation:notes draw:style-name="dp2">
          <draw:page-thumbnail draw:style-name="gr1" draw:layer="layout" svg:width="13.108cm" svg:height="8.993cm" svg:x="4.24cm" svg:y="2.351cm" draw:page-number="6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Templates do not convert</text:p>
          </draw:text-box>
        </draw:frame>
        <draw:frame presentation:style-name="pr5" draw:layer="layout" svg:width="25.2cm" svg:height="12.179cm" svg:x="1.4cm" svg:y="5cm" presentation:class="outline">
          <draw:text-box>
            <text:p>template&lt;typename T, typename U&gt;</text:p>
            <text:p>auto f(T &amp;&amp;, U &amp;&amp;) {</text:p>
            <text:p><text:s text:c="4"/>return std::common_type_t&lt;T, U&gt;{};</text:p>
            <text:p>}</text:p>
          </draw:text-box>
        </draw:frame>
        <presentation:notes draw:style-name="dp2">
          <draw:page-thumbnail draw:style-name="gr1" draw:layer="layout" svg:width="13.108cm" svg:height="8.993cm" svg:x="4.24cm" svg:y="2.351cm" draw:page-number="7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bounded::intege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 xml:id="id167" text:id="id167">constexpr bounded::integer&lt;0, 10&gt; a = thing1();</text:p>
            <text:p xml:id="id168" text:id="id168">constexpr bounded::integer&lt;5, 7&gt; b = thing2();</text:p>
            <text:p xml:id="id169" text:id="id169">constexpr auto c = a + b;</text:p>
            <text:p xml:id="id170" text:id="id170">// decltype(c) == bounded::integer&lt;5, 17&gt;</text:p>
            <text:p xml:id="id171" text:id="id171">constexpr bounded::integer&lt;0, 4&gt; d = c; // compile error</text:p>
            <text:p xml:id="id172" text:id="id172">// assume c == 10</text:p>
            <text:p xml:id="id173" text:id="id173">constexpr bounded::integer&lt;0, 9&gt; e(d); // compile erro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7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ounded::integer overflow</text:p>
          </draw:text-box>
        </draw:frame>
        <draw:frame presentation:style-name="pr5" draw:layer="layout" svg:width="25.2cm" svg:height="14.558cm" svg:x="1.4cm" svg:y="5cm" presentation:class="outline" presentation:user-transformed="true">
          <draw:text-box>
            <text:list text:style-name="L2">
              <text:list-item>
                <text:p>integer&lt;-128, 127&gt;</text:p>
                <text:list>
                  <text:list-item>
                    <text:p>integer&lt;-128, 127, null_policy&gt;</text:p>
                  </text:list-item>
                </text:list>
              </text:list-item>
              <text:list-item>
                <text:p>checked_integer&lt;15, 32&gt;</text:p>
                <text:list>
                  <text:list-item>
                    <text:p>integer&lt;15, 32, throw_policy&gt;</text:p>
                  </text:list-item>
                </text:list>
              </text:list-item>
              <text:list-item>
                <text:p>clamped_integer&lt;1, 100&gt;</text:p>
                <text:list>
                  <text:list-item>
                    <text:p>integer&lt;1, 100, clamp_policy&gt;</text:p>
                  </text:list-item>
                </text:list>
              </text:list-item>
              <text:list-item>
                <text:p>wrapping_integer&lt;0, 255&gt;</text:p>
                <text:list>
                  <text:list-item>
                    <text:p>integer&lt;0, 255, modulo_policy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2T1">
        <draw:frame presentation:style-name="pr7" draw:layer="layout" svg:width="23.746cm" svg:height="2.905cm" svg:x="1.4cm" svg:y="1.148cm" presentation:class="title" presentation:user-transformed="true">
          <draw:text-box>
            <text:p>common_type of a bounded::intege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174" text:id="id174">What does common_type mean?</text:p>
                <text:list>
                  <text:list-item>
                    <text:p xml:id="id175" text:id="id175">The type that both types can convert to</text:p>
                  </text:list-item>
                </text:list>
              </text:list-item>
              <text:list-item>
                <text:p xml:id="id176" text:id="id176">using T = bounded::integer&lt;0, 10&gt;;</text:p>
              </text:list-item>
              <text:list-item>
                <text:p xml:id="id177" text:id="id177">using U = bounded::integer&lt;5, 15&gt;;</text:p>
              </text:list-item>
              <text:list-item>
                <text:p xml:id="id178" text:id="id178">common_type_t&lt;T, U&gt; == bounded::integer&lt;0, 15&gt;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7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Using bounded::intege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auto calculate_something_safely() {</text:p>
            <text:p><text:s text:c="4"/>bounded::checked_integer&lt;0, 100&gt; const x = read_from_file();</text:p>
            <text:p><text:s text:c="4"/>return (x +20_bi) / 30_bi;</text:p>
            <text:p>}</text:p>
            <text:p>auto result = calculate_something_safely();</text:p>
            <text:p>static_assert(std::is_same&lt;result, bounded::checked_integer&lt;0, 4&gt;&gt;::value, "Unexpected type.");</text:p>
          </draw:text-box>
        </draw:frame>
        <presentation:notes draw:style-name="dp2">
          <draw:page-thumbnail draw:style-name="gr1" draw:layer="layout" svg:width="13.108cm" svg:height="8.993cm" svg:x="4.24cm" svg:y="2.351cm" draw:page-number="7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5" draw:style-name="dp1" draw:master-page-name="Inspiration" presentation:presentation-page-layout-name="AL2T1">
        <draw:frame presentation:style-name="pr4" draw:layer="layout" svg:width="24.254cm" svg:height="2cm" svg:x="1.4cm" svg:y="1.6cm" presentation:class="title" presentation:user-transformed="true">
          <draw:text-box>
            <text:p>Naming a type: compile-time print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 xml:id="id179" text:id="id179">template&lt;typename T&gt; class Print;</text:p>
                <text:list>
                  <text:list-item>
                    <text:p xml:id="id180" text:id="id180">Note, the class is not defined</text:p>
                  </text:list-item>
                  <text:list-item>
                    <text:p xml:id="id181" text:id="id181">Not template&lt;typename T&gt; class Print{};</text:p>
                  </text:list-item>
                </text:list>
              </text:list-item>
              <text:list-item>
                <text:p xml:id="id182" text:id="id182">Print&lt;decltype(expression)&gt; p;</text:p>
                <text:list>
                  <text:list-item>
                    <text:p xml:id="id183" text:id="id183">Error message about using undefined type</text:p>
                  </text:list-item>
                  <text:list-item>
                    <text:p xml:id="id184" text:id="id184">Has your type name in i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108cm" svg:height="8.993cm" svg:x="4.24cm" svg:y="2.351cm" draw:page-number="75" presentation:class="page"/>
          <draw:frame presentation:style-name="pr6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6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Checking if a nested type exists</text:p>
          </draw:text-box>
        </draw:frame>
        <draw:frame presentation:style-name="pr5" draw:layer="layout" svg:width="25.2cm" svg:height="14.812cm" svg:x="1.4cm" svg:y="5cm" presentation:class="outline" presentation:user-transformed="true">
          <draw:text-box>
            <text:p>using yes = char[1];</text:p>
            <text:p>using no = char[2];</text:p>
            <text:p>#define HAS_MEMBER_TYPE(type) \</text:p>
            <text:p>\</text:p>
            <text:p>template&lt;typename T&gt; \</text:p>
            <text:p>auto checker_ ## type(typename T::type *) -&gt; yes &amp;; \</text:p>
            <text:p>\</text:p>
            <text:p>template&lt;typename&gt; \</text:p>
            <text:p>auto checker_ ## type(...) -&gt; no &amp;;</text:p>
          </draw:text-box>
        </draw:frame>
        <presentation:notes draw:style-name="dp2">
          <draw:page-thumbnail draw:style-name="gr1" draw:layer="layout" svg:width="13.108cm" svg:height="8.993cm" svg:x="4.24cm" svg:y="2.351cm" draw:page-number="7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hecking if a nested type exist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p>HAS_MEMBER_TYPE(MyTag)</text:p>
            <text:p/>
            <text:p>template&lt;typename T&gt;</text:p>
            <text:p>struct is_overflow_policy : std::integral_constant&lt;</text:p>
            <text:p><text:s text:c="4"/>bool,</text:p>
            <text:p><text:s text:c="4"/>sizeof(checker_MyTag&lt;T&gt;(nullptr)) == sizeof(yes)</text:p>
            <text:p>&gt;{};</text:p>
          </draw:text-box>
        </draw:frame>
        <presentation:notes draw:style-name="dp2">
          <draw:page-thumbnail draw:style-name="gr1" draw:layer="layout" svg:width="13.108cm" svg:height="8.993cm" svg:x="4.24cm" svg:y="2.351cm" draw:page-number="7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4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4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4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4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4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4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33.799999237060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2T19:40:05.310583167</meta:creation-date>
    <dc:date>2015-05-13T11:15:11.146788751</dc:date>
    <meta:editing-duration>P9DT11H41M46S</meta:editing-duration>
    <meta:editing-cycles>216</meta:editing-cycles>
    <meta:generator>LibreOffice/4.2.8.2$Linux_x86 LibreOffice_project/420$Build-2</meta:generator>
    <meta:document-statistic meta:object-count="342"/>
  </office:meta>
</office:document-meta>
</file>